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Rosewood 1</text:p>
          </table:table-cell>
          <table:table-cell office:value-type="string">
            <text:p>ZZA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angenburg 3</text:p>
          </table:table-cell>
          <table:table-cell office:value-type="string">
            <text:p>ZZA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Philadelphia 1</text:p>
          </table:table-cell>
          <table:table-cell office:value-type="string">
            <text:p>ZZA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2">
          <table:table-cell office:value-type="string">
            <text:p>Quentin Reimer</text:p>
          </table:table-cell>
          <table:table-cell office:value-type="string">
            <text:p>Rosewood 1</text:p>
          </table:table-cell>
          <table:table-cell office:value-type="string">
            <text:p>ZZ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Jason Ulrikson</text:p>
          </table:table-cell>
          <table:table-cell office:value-type="string">
            <text:p>Rosewood 1</text:p>
          </table:table-cell>
          <table:table-cell office:value-type="string">
            <text:p>ZZA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Tim Ulrikson</text:p>
          </table:table-cell>
          <table:table-cell office:value-type="string">
            <text:p>Rosewood 1</text:p>
          </table:table-cell>
          <table:table-cell office:value-type="string">
            <text:p>ZZ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liyah Wilder</text:p>
          </table:table-cell>
          <table:table-cell office:value-type="string">
            <text:p>Rosewood 1</text:p>
          </table:table-cell>
          <table:table-cell office:value-type="string">
            <text:p>ZZ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osewood 1</text:p>
          </table:table-cell>
          <table:table-cell office:value-type="string">
            <text:p>ZZ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Shane Anderson</text:p>
          </table:table-cell>
          <table:table-cell office:value-type="string">
            <text:p>Langenburg 3</text:p>
          </table:table-cell>
          <table:table-cell office:value-type="string">
            <text:p>ZZ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Frederick Hrycak</text:p>
          </table:table-cell>
          <table:table-cell office:value-type="string">
            <text:p>Langenburg 3</text:p>
          </table:table-cell>
          <table:table-cell office:value-type="string">
            <text:p>ZZA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organ Hatt</text:p>
          </table:table-cell>
          <table:table-cell office:value-type="string">
            <text:p>Langenburg 3</text:p>
          </table:table-cell>
          <table:table-cell office:value-type="string">
            <text:p>ZZ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olton Schnee</text:p>
          </table:table-cell>
          <table:table-cell office:value-type="string">
            <text:p>Langenburg 3</text:p>
          </table:table-cell>
          <table:table-cell office:value-type="string">
            <text:p>ZZ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Langenburg 3</text:p>
          </table:table-cell>
          <table:table-cell office:value-type="string">
            <text:p>ZZ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Heidi Mau</text:p>
          </table:table-cell>
          <table:table-cell office:value-type="string">
            <text:p>Philadelphia 1</text:p>
          </table:table-cell>
          <table:table-cell office:value-type="string">
            <text:p>ZZ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Zoe Mau #</text:p>
          </table:table-cell>
          <table:table-cell office:value-type="string">
            <text:p>Philadelphia 1</text:p>
          </table:table-cell>
          <table:table-cell office:value-type="string">
            <text:p>ZZ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Cymric Abrahamson</text:p>
          </table:table-cell>
          <table:table-cell office:value-type="string">
            <text:p>Philadelphia 1</text:p>
          </table:table-cell>
          <table:table-cell office:value-type="string">
            <text:p>ZZ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Teresa Friesen</text:p>
          </table:table-cell>
          <table:table-cell office:value-type="string">
            <text:p>Philadelphia 1</text:p>
          </table:table-cell>
          <table:table-cell office:value-type="string">
            <text:p>ZZ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hiladelphia 1</text:p>
          </table:table-cell>
          <table:table-cell office:value-type="string">
            <text:p>ZZA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11/04/2019</text:date>, <text:time>18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4T18:50:36.69</dc:date>
    <dc:creator>Quiz McQuiz</dc:creator>
    <meta:editing-duration>PT54S</meta:editing-duration>
    <meta:editing-cycles>2</meta:editing-cycles>
    <meta:generator>OpenOffice/4.1.7$Win32 OpenOffice.org_project/417m1$Build-9800</meta:generator>
    <meta:document-statistic meta:table-count="3" meta:cell-count="117" meta:object-count="0"/>
  </office:meta>
</office:document-meta>
</file>